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48.288cm" table:align="margins"/>
    </style:style>
    <style:style style:name="Table1.A" style:family="table-column">
      <style:table-column-properties style:column-width="27.991cm" style:rel-column-width="15930*"/>
    </style:style>
    <style:style style:name="Table1.B" style:family="table-column">
      <style:table-column-properties style:column-width="20.297cm" style:rel-column-width="11551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48.288cm" table:align="margins"/>
    </style:style>
    <style:style style:name="Table2.A" style:family="table-column">
      <style:table-column-properties style:column-width="48.288cm" style:rel-column-width="65535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8pt" officeooo:rsid="00100c54" officeooo:paragraph-rsid="00100c54" style:font-size-asian="8pt" style:font-size-complex="8pt"/>
    </style:style>
    <style:style style:name="P2" style:family="paragraph" style:parent-style-name="Table_20_Contents">
      <style:text-properties fo:font-size="8pt" officeooo:rsid="0010d74a" officeooo:paragraph-rsid="0026a997" style:font-size-asian="8pt" style:font-size-complex="8pt"/>
    </style:style>
    <style:style style:name="P3" style:family="paragraph" style:parent-style-name="Table_20_Contents">
      <style:text-properties fo:font-size="8pt" officeooo:rsid="00149e24" officeooo:paragraph-rsid="0026a997" style:font-size-asian="8pt" style:font-size-complex="8pt"/>
    </style:style>
    <style:style style:name="P4" style:family="paragraph" style:parent-style-name="Table_20_Contents">
      <style:text-properties fo:font-size="8pt" officeooo:rsid="00290a2e" officeooo:paragraph-rsid="00290a2e" style:font-size-asian="8pt" style:font-size-complex="8pt"/>
    </style:style>
    <style:style style:name="P5" style:family="paragraph" style:parent-style-name="Table_20_Contents">
      <style:text-properties fo:font-size="8pt" officeooo:rsid="002ae1d9" officeooo:paragraph-rsid="002ae1d9" style:font-size-asian="8pt" style:font-size-complex="8pt"/>
    </style:style>
    <style:style style:name="P6" style:family="paragraph" style:parent-style-name="Table_20_Contents">
      <style:text-properties fo:font-size="8pt" officeooo:rsid="0036b1a2" officeooo:paragraph-rsid="0036b1a2" style:font-size-asian="8pt" style:font-size-complex="8pt"/>
    </style:style>
    <style:style style:name="P7" style:family="paragraph" style:parent-style-name="Table_20_Contents">
      <style:text-properties fo:font-size="8pt" officeooo:rsid="00381283" officeooo:paragraph-rsid="00381283" style:font-size-asian="8pt" style:font-size-complex="8pt"/>
    </style:style>
    <style:style style:name="P8" style:family="paragraph" style:parent-style-name="Table_20_Contents">
      <style:text-properties fo:font-size="8pt" officeooo:rsid="003df6ec" officeooo:paragraph-rsid="003df6ec" style:font-size-asian="8pt" style:font-size-complex="8pt"/>
    </style:style>
    <style:style style:name="P9" style:family="paragraph" style:parent-style-name="Table_20_Contents">
      <style:text-properties fo:font-size="8pt" officeooo:rsid="00476f4c" officeooo:paragraph-rsid="00476f4c" style:font-size-asian="8pt" style:font-size-complex="8pt"/>
    </style:style>
    <style:style style:name="P10" style:family="paragraph" style:parent-style-name="Table_20_Contents">
      <style:text-properties fo:font-size="8pt" officeooo:rsid="0049e59b" officeooo:paragraph-rsid="0049e59b" style:font-size-asian="8pt" style:font-size-complex="8pt"/>
    </style:style>
    <style:style style:name="P11" style:family="paragraph" style:parent-style-name="Table_20_Contents">
      <style:text-properties fo:font-size="8pt" officeooo:rsid="005dacbb" officeooo:paragraph-rsid="005dacbb" style:font-size-asian="8pt" style:font-size-complex="8pt"/>
    </style:style>
    <style:style style:name="P12" style:family="paragraph" style:parent-style-name="Table_20_Heading">
      <style:text-properties fo:font-size="8pt" officeooo:rsid="0008c202" officeooo:paragraph-rsid="0008c202" style:font-size-asian="8pt" style:font-size-complex="8pt"/>
    </style:style>
    <style:style style:name="P13" style:family="paragraph" style:parent-style-name="Table_20_Contents">
      <style:text-properties officeooo:rsid="00626ea7" officeooo:paragraph-rsid="00626ea7"/>
    </style:style>
    <style:style style:name="P14" style:family="paragraph" style:parent-style-name="Table_20_Contents">
      <style:text-properties fo:font-weight="bold" officeooo:rsid="00626ea7" officeooo:paragraph-rsid="00626ea7" style:font-weight-asian="bold" style:font-weight-complex="bold"/>
    </style:style>
    <style:style style:name="P15" style:family="paragraph" style:parent-style-name="Table_20_Contents">
      <style:text-properties fo:font-weight="bold" officeooo:rsid="0064135b" officeooo:paragraph-rsid="0064135b" style:font-weight-asian="bold" style:font-weight-complex="bold"/>
    </style:style>
    <style:style style:name="P16" style:family="paragraph" style:parent-style-name="Table_20_Contents">
      <style:text-properties officeooo:rsid="0064135b" officeooo:paragraph-rsid="0064135b"/>
    </style:style>
    <style:style style:name="P17" style:family="paragraph" style:parent-style-name="Table_20_Contents">
      <style:text-properties fo:font-size="8pt" officeooo:rsid="0049e59b" officeooo:paragraph-rsid="00476f4c" style:font-size-asian="8pt" style:font-size-complex="8pt"/>
    </style:style>
    <style:style style:name="P18" style:family="paragraph" style:parent-style-name="Table_20_Contents">
      <style:text-properties fo:font-size="8pt" officeooo:rsid="00149e24" officeooo:paragraph-rsid="0026a997" style:font-size-asian="8pt" style:font-size-complex="8pt"/>
    </style:style>
    <style:style style:name="P19" style:family="paragraph" style:parent-style-name="Table_20_Contents">
      <style:text-properties fo:font-size="8pt" officeooo:rsid="0016f08c" officeooo:paragraph-rsid="0064135b" style:font-size-asian="8pt" style:font-size-complex="8pt"/>
    </style:style>
    <style:style style:name="P20" style:family="paragraph" style:parent-style-name="Table_20_Contents">
      <style:text-properties fo:font-size="8pt" officeooo:rsid="00381283" officeooo:paragraph-rsid="0064135b" style:font-size-asian="8pt" style:font-size-complex="8pt"/>
    </style:style>
    <style:style style:name="P21" style:family="paragraph" style:parent-style-name="Table_20_Contents">
      <style:text-properties fo:font-size="8pt" officeooo:rsid="00476f4c" officeooo:paragraph-rsid="00476f4c" style:font-size-asian="8pt" style:font-size-complex="8pt"/>
    </style:style>
    <style:style style:name="P22" style:family="paragraph" style:parent-style-name="Table_20_Contents">
      <style:text-properties fo:font-size="8pt" officeooo:rsid="00476f4c" officeooo:paragraph-rsid="0064135b" style:font-size-asian="8pt" style:font-size-complex="8pt"/>
    </style:style>
    <style:style style:name="P23" style:family="paragraph" style:parent-style-name="Table_20_Contents">
      <style:text-properties fo:font-size="8pt" fo:font-weight="normal" officeooo:rsid="0010d74a" officeooo:paragraph-rsid="0064135b" style:font-size-asian="8pt" style:font-weight-asian="normal" style:font-size-complex="8pt" style:font-weight-complex="normal"/>
    </style:style>
    <style:style style:name="P24" style:family="paragraph" style:parent-style-name="Table_20_Contents">
      <style:text-properties fo:font-size="8pt" fo:font-weight="normal" officeooo:rsid="00149e24" officeooo:paragraph-rsid="0064135b" style:font-size-asian="8pt" style:font-weight-asian="normal" style:font-size-complex="8pt" style:font-weight-complex="normal"/>
    </style:style>
    <style:style style:name="T1" style:family="text">
      <style:text-properties officeooo:rsid="002b0dc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64135b"/>
    </style:style>
    <style:style style:name="T4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table:number-columns-spanned="2" office:value-type="string">
              <text:p text:style-name="P12">Java</text:p>
            </table:table-cell>
            <table:covered-table-cell/>
          </table:table-row>
        </table:table-header-rows>
        <table:table-row>
          <table:table-cell table:style-name="Table1.A2" office:value-type="string">
            <text:p text:style-name="P1">JS</text:p>
            <text:p text:style-name="P1">Prototype inheritance </text:p>
            <text:p text:style-name="P1">OLOO (Kyle Simpson)</text:p>
            <text:p text:style-name="P1">offers fantastic flexibility – pseudo classical /</text:p>
            <text:p text:style-name="P1"><text:s/></text:p>
            <text:p text:style-name="P1">Closure – dynamic scope (functional vs lexical)</text:p>
            <text:p text:style-name="P1">Think of a stack</text:p>
            <text:p text:style-name="P1"/>
          </table:table-cell>
          <table:table-cell table:style-name="Table1.B2" office:value-type="string">
            <text:p text:style-name="P1">Java</text:p>
            <text:p text:style-name="P1">class inheritace</text:p>
            <text:p text:style-name="P1"/>
            <text:p text:style-name="P11">how many languages to learn</text:p>
            <text:p text:style-name="P1"/>
            <text:p text:style-name="P1"/>
            <text:p text:style-name="P1">static, global </text:p>
            <text:p text:style-name="P1">however public is global necessitating workarounds such as OSGi</text:p>
            <text:p text:style-name="P1"/>
            <text:p text:style-name="P17"/>
          </table:table-cell>
        </table:table-row>
        <table:table-row>
          <table:table-cell table:style-name="Table1.B2" table:number-columns-spanned="2" office:value-type="string">
            <text:p text:style-name="P1">Pseudo Classical False Friends</text:p>
            <text:p text:style-name="P1">extends Class typeof </text:p>
            <text:p text:style-name="P1"/>
            <text:p text:style-name="P8">concurrency – memory sharing vs messages (mindmap)</text:p>
          </table:table-cell>
          <table:covered-table-cell/>
        </table:table-row>
        <table:table-row>
          <table:table-cell table:style-name="Table1.B2" table:number-columns-spanned="2" office:value-type="string">
            <text:p text:style-name="P5">Simplicity:</text:p>
            <text:p text:style-name="P5">0.1 + 0.2 !== 0.3 actually a good thing</text:p>
            <text:p text:style-name="P5"/>
            <text:p text:style-name="P5">Two scope hierachies</text:p>
            <text:p text:style-name="P5">- inheritance</text:p>
            <text:p text:style-name="P5">- functional/closure (execution context linked to ‘XXX external context)</text:p>
            <text:p text:style-name="P5">- <text:span text:style-name="T1">callstack plus tables (article)</text:span></text:p>
            <text:p text:style-name="P5"/>
            <text:p text:style-name="P6">Packages</text:p>
          </table:table-cell>
          <table:covered-table-cell/>
        </table:table-row>
        <table:table-row>
          <table:table-cell table:style-name="Table1.B2" table:number-columns-spanned="2" office:value-type="string">
            <text:p text:style-name="P2">Build process – similar</text:p>
            <text:p text:style-name="P3"/>
          </table:table-cell>
          <table:covered-table-cell/>
        </table:table-row>
        <table:table-row>
          <table:table-cell table:style-name="Table1.B2" table:number-columns-spanned="2" office:value-type="string">
            <text:p text:style-name="P4">Debugging</text:p>
            <text:p text:style-name="P4"/>
            <text:p text:style-name="P4">Linting</text:p>
            <text:p text:style-name="P4"/>
            <text:p text:style-name="P5">Transpiling</text:p>
            <text:p text:style-name="P5">- babel</text:p>
            <text:p text:style-name="P5">- polyfills (weakness inot strengh)</text:p>
            <text:p text:style-name="P5">(-ponyfills ..?)</text:p>
            <text:p text:style-name="P5">- post-css</text:p>
            <text:p text:style-name="P5"/>
            <text:p text:style-name="P5"/>
            <text:p text:style-name="P9"/>
          </table:table-cell>
          <table:covered-table-cell/>
        </table:table-row>
      </table:table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14">Javascript for Java developers</text:p>
            <text:p text:style-name="P13">* welcome, most subjective of talks</text:p>
          </table:table-cell>
        </table:table-row>
        <table:table-row>
          <table:table-cell table:style-name="Table2.A2" office:value-type="string">
            <text:p text:style-name="P15">Type</text:p>
            <text:p text:style-name="P22">JS – mixed heritage </text:p>
            <text:p text:style-name="P22">- OO: self/smalltalk</text:p>
            <text:p text:style-name="P22">- functional: scheme / lisp : functions lexical closure</text:p>
            <text:p text:style-name="P22"/>
          </table:table-cell>
        </table:table-row>
        <table:table-row>
          <table:table-cell table:style-name="Table2.A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5">False Friends (X) – instanceof, </text:p>
            <text:p text:style-name="P16"/>
          </table:table-cell>
        </table:table-row>
        <table:table-row>
          <table:table-cell table:style-name="Table2.A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5">False Friends (X) – this</text:p>
            <text:p text:style-name="P16"/>
          </table:table-cell>
        </table:table-row>
        <table:table-row>
          <table:table-cell table:style-name="Table2.A2" office:value-type="string">
            <text:p text:style-name="P14">Concurrency Model</text:p>
            <text:p text:style-name="P13">* Java – single process, multiple theads, shared memory</text:p>
            <text:p text:style-name="P13">* JS – mutltiple process, message passing</text:p>
          </table:table-cell>
        </table:table-row>
        <table:table-row>
          <table:table-cell table:style-name="Table2.A2" office:value-type="string">
            <text:p text:style-name="P14">Smells to avoid (X) – coercion</text:p>
            <text:p text:style-name="P13">* only use if (x) { …}</text:p>
            <text:p text:style-name="P13">* <text:span text:style-name="T3">only use ===, not ==</text:span></text:p>
            <text:p text:style-name="P16">www.wtfjs.com</text:p>
            <text:p text:style-name="P13"/>
            <text:p text:style-name="P13"/>
          </table:table-cell>
        </table:table-row>
        <table:table-row>
          <table:table-cell table:style-name="Table2.A2" office:value-type="string">
            <text:p text:style-name="P14">Hoisting?</text:p>
            <text:p text:style-name="P13"/>
          </table:table-cell>
        </table:table-row>
        <table:table-row>
          <table:table-cell table:style-name="Table2.A2" office:value-type="string">
            <text:p text:style-name="P15">Build Process</text:p>
            <text:p text:style-name="P19">Now JS target of source-to-source compilers just as java bytecode</text:p>
            <text:p text:style-name="P20">JS known to be too complex</text:p>
            <text:p text:style-name="P23"/>
            <text:p text:style-name="P24">Enterprise – Java’s unfotnate turn to containers and declarative approaches</text:p>
            <text:p text:style-name="P24">I blame annotations – intorduce global complexity – bit like aspect oientate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cm" fo:margin-right="0cm" fo:margin-top="0.374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cm" fo:margin-right="0cm" fo:margin-top="0.3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0cm" fo:margin-right="0cm" fo:margin-top="0.22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0cm" fo:margin-right="0cm" fo:margin-top="0.148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0cm" fo:margin-right="0cm" fo:margin-top="0.07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0cm" fo:margin-right="0cm" fo:margin-top="0.07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0cm" fo:margin-right="0cm" fo:margin-top="0.07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0cm" fo:margin-right="0cm" fo:margin-top="0.07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0cm" fo:margin-right="0cm" fo:margin-top="0.07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ucida Sans" fo:font-family="'Lucida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cm" fo:margin-right="0cm" fo:margin-top="0.374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cm" fo:margin-right="0cm" fo:margin-top="0.3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cm" fo:margin-right="0cm" fo:margin-top="0.22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cm" fo:margin-right="0cm" fo:margin-top="0.148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cm" fo:margin-right="0cm" fo:margin-top="0.07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cm" fo:margin-right="0cm" fo:margin-top="0.07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cm" fo:margin-right="0cm" fo:margin-top="0.07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cm" fo:margin-right="0cm" fo:margin-top="0.07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cm" fo:margin-right="0cm" fo:margin-top="0.07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072cm" fo:margin-bottom="2.011cm" fo:margin-left="0.988cm" fo:margin-right="1.2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0T17:37:55.640584383</meta:creation-date>
    <dc:date>2018-03-18T10:41:48.546675152</dc:date>
    <meta:editing-duration>P3DT2H59M42S</meta:editing-duration>
    <meta:editing-cycles>34</meta:editing-cycles>
    <meta:generator>LibreOffice/5.4.5.1$Linux_X86_64 LibreOffice_project/40m0$Build-1</meta:generator>
    <meta:document-statistic meta:table-count="2" meta:image-count="0" meta:object-count="0" meta:page-count="1" meta:paragraph-count="52" meta:word-count="209" meta:character-count="1385" meta:non-whitespace-character-count="1208"/>
  </office:meta>
</office:document-meta>
</file>